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d1f63" draw:fill="none" draw:textarea-vertical-align="middle"/>
    </style:style>
    <style:style style:name="gr2" style:family="graphic" style:parent-style-name="objectwithoutfill">
      <style:graphic-properties svg:stroke-width="0.028cm" svg:stroke-color="#ba131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72bf4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28cm" svg:stroke-color="#b400b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7200e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0d1f6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955cm"/>
    </style:style>
    <style:style style:name="gr14" style:family="graphic" style:parent-style-name="standard">
      <style:graphic-properties draw:stroke="none" svg:stroke-color="#000000" draw:fill="none" draw:fill-color="#ffffff" fo:min-height="0.386cm"/>
    </style:style>
    <style:style style:name="gr15" style:family="graphic" style:parent-style-name="standard">
      <style:graphic-properties draw:stroke="none" svg:stroke-color="#000000" draw:fill="none" draw:fill-color="#ffffff" fo:min-height="0.771cm"/>
    </style:style>
    <style:style style:name="gr16" style:family="graphic" style:parent-style-name="objectwithoutfill">
      <style:graphic-properties svg:stroke-color="#b400b4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7200e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1.02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5.343cm" fo:min-width="18.141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534cm"/>
    </style:style>
    <style:style style:name="gr24" style:family="graphic" style:parent-style-name="standard">
      <style:graphic-properties svg:stroke-width="0.028cm" svg:stroke-color="#191919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6.244cm"/>
    </style:style>
    <style:style style:name="gr26" style:family="graphic" style:parent-style-name="standard">
      <style:graphic-properties draw:stroke="none" svg:stroke-color="#000000" draw:fill="none" draw:fill-color="#ffffff" fo:min-height="0.258cm"/>
    </style:style>
    <style:style style:name="gr27" style:family="graphic" style:parent-style-name="standard">
      <style:graphic-properties draw:stroke="none" svg:stroke-color="#000000" draw:fill="none" draw:fill-color="#ffffff" fo:min-height="0.4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6" style:family="text">
      <style:text-properties style:text-position="-33% 58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style:style style:name="T10" style:family="text">
      <style:text-properties style:text-position="33% 58%" fo:font-size="8pt" style:font-size-asian="8pt" style:font-size-complex="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position="-33% 58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8.874cm" svg:x2="16.494cm" svg:y2="8.874cm">
          <text:p/>
        </draw:line>
        <draw:line draw:style-name="gr1" draw:text-style-name="P1" draw:layer="layout" svg:x1="3.794cm" svg:y1="8.874cm" svg:x2="3.794cm" svg:y2="9.509cm">
          <text:p/>
        </draw:line>
        <draw:line draw:style-name="gr1" draw:text-style-name="P1" draw:layer="layout" svg:x1="16.494cm" svg:y1="8.874cm" svg:x2="16.494cm" svg:y2="9.509cm">
          <text:p/>
        </draw:line>
        <draw:line draw:style-name="gr2" draw:text-style-name="P1" draw:layer="layout" svg:x1="3.921cm" svg:y1="9.509cm" svg:x2="3.921cm" svg:y2="9.001cm">
          <text:p/>
        </draw:line>
        <draw:line draw:style-name="gr3" draw:text-style-name="P1" draw:layer="layout" svg:x1="16.367cm" svg:y1="9.509cm" svg:x2="16.367cm" svg:y2="9.001cm">
          <text:p/>
        </draw:line>
        <draw:line draw:style-name="gr3" draw:text-style-name="P1" draw:layer="layout" svg:x1="10.144cm" svg:y1="9.509cm" svg:x2="10.144cm" svg:y2="9.001cm">
          <text:p/>
        </draw:line>
        <draw:line draw:style-name="gr2" draw:text-style-name="P1" draw:layer="layout" svg:x1="10.017cm" svg:y1="9.509cm" svg:x2="10.017cm" svg:y2="9.001cm">
          <text:p/>
        </draw:line>
        <draw:line draw:style-name="gr2" draw:text-style-name="P1" draw:layer="layout" svg:x1="3.921cm" svg:y1="9.001cm" svg:x2="10.017cm" svg:y2="9.001cm">
          <text:p/>
        </draw:line>
        <draw:line draw:style-name="gr3" draw:text-style-name="P1" draw:layer="layout" svg:x1="10.144cm" svg:y1="9.001cm" svg:x2="16.367cm" svg:y2="9.001cm">
          <text:p/>
        </draw:line>
        <draw:line draw:style-name="gr4" draw:text-style-name="P1" draw:layer="layout" svg:x1="4.048cm" svg:y1="9.509cm" svg:x2="4.048cm" svg:y2="9.128cm">
          <text:p/>
        </draw:line>
        <draw:line draw:style-name="gr4" draw:text-style-name="P1" draw:layer="layout" svg:x1="4.81cm" svg:y1="9.509cm" svg:x2="4.81cm" svg:y2="9.128cm">
          <text:p/>
        </draw:line>
        <draw:line draw:style-name="gr4" draw:text-style-name="P1" draw:layer="layout" svg:x1="4.048cm" svg:y1="9.128cm" svg:x2="4.81cm" svg:y2="9.128cm">
          <text:p/>
        </draw:line>
        <draw:line draw:style-name="gr4" draw:text-style-name="P1" draw:layer="layout" svg:x1="4.937cm" svg:y1="9.509cm" svg:x2="4.937cm" svg:y2="9.128cm">
          <text:p/>
        </draw:line>
        <draw:line draw:style-name="gr4" draw:text-style-name="P1" draw:layer="layout" svg:x1="5.699cm" svg:y1="9.509cm" svg:x2="5.699cm" svg:y2="9.128cm">
          <text:p/>
        </draw:line>
        <draw:line draw:style-name="gr4" draw:text-style-name="P1" draw:layer="layout" svg:x1="4.937cm" svg:y1="9.128cm" svg:x2="5.699cm" svg:y2="9.128cm">
          <text:p/>
        </draw:line>
        <draw:line draw:style-name="gr4" draw:text-style-name="P1" draw:layer="layout" svg:x1="9.128cm" svg:y1="9.509cm" svg:x2="9.128cm" svg:y2="9.128cm">
          <text:p/>
        </draw:line>
        <draw:line draw:style-name="gr4" draw:text-style-name="P1" draw:layer="layout" svg:x1="9.89cm" svg:y1="9.509cm" svg:x2="9.89cm" svg:y2="9.128cm">
          <text:p/>
        </draw:line>
        <draw:line draw:style-name="gr4" draw:text-style-name="P1" draw:layer="layout" svg:x1="9.128cm" svg:y1="9.128cm" svg:x2="9.89cm" svg:y2="9.128cm">
          <text:p/>
        </draw:line>
        <draw:line draw:style-name="gr4" draw:text-style-name="P1" draw:layer="layout" svg:x1="8.239cm" svg:y1="9.509cm" svg:x2="8.239cm" svg:y2="9.128cm">
          <text:p/>
        </draw:line>
        <draw:line draw:style-name="gr4" draw:text-style-name="P1" draw:layer="layout" svg:x1="9.001cm" svg:y1="9.509cm" svg:x2="9.001cm" svg:y2="9.128cm">
          <text:p/>
        </draw:line>
        <draw:line draw:style-name="gr4" draw:text-style-name="P1" draw:layer="layout" svg:x1="8.239cm" svg:y1="9.128cm" svg:x2="9.001cm" svg:y2="9.128cm">
          <text:p/>
        </draw:line>
        <draw:line draw:style-name="gr4" draw:text-style-name="P1" draw:layer="layout" svg:x1="5.826cm" svg:y1="9.509cm" svg:x2="5.826cm" svg:y2="9.128cm">
          <text:p/>
        </draw:line>
        <draw:line draw:style-name="gr4" draw:text-style-name="P1" draw:layer="layout" svg:x1="6.588cm" svg:y1="9.509cm" svg:x2="6.588cm" svg:y2="9.128cm">
          <text:p/>
        </draw:line>
        <draw:line draw:style-name="gr4" draw:text-style-name="P1" draw:layer="layout" svg:x1="5.826cm" svg:y1="9.128cm" svg:x2="6.588cm" svg:y2="9.128cm">
          <text:p/>
        </draw:line>
        <draw:line draw:style-name="gr4" draw:text-style-name="P1" draw:layer="layout" svg:x1="7.35cm" svg:y1="9.509cm" svg:x2="7.35cm" svg:y2="9.128cm">
          <text:p/>
        </draw:line>
        <draw:line draw:style-name="gr4" draw:text-style-name="P1" draw:layer="layout" svg:x1="8.112cm" svg:y1="9.509cm" svg:x2="8.112cm" svg:y2="9.128cm">
          <text:p/>
        </draw:line>
        <draw:line draw:style-name="gr4" draw:text-style-name="P1" draw:layer="layout" svg:x1="7.35cm" svg:y1="9.128cm" svg:x2="8.112cm" svg:y2="9.128cm">
          <text:p/>
        </draw:line>
        <draw:custom-shape draw:style-name="gr5" draw:text-style-name="P2" draw:layer="layout" svg:width="0.127cm" svg:height="0.127cm" svg:x="6.769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06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271cm" svg:y1="9.509cm" svg:x2="10.271cm" svg:y2="9.128cm">
          <text:p/>
        </draw:line>
        <draw:line draw:style-name="gr6" draw:text-style-name="P1" draw:layer="layout" svg:x1="12.684cm" svg:y1="9.509cm" svg:x2="12.684cm" svg:y2="9.128cm">
          <text:p/>
        </draw:line>
        <draw:line draw:style-name="gr6" draw:text-style-name="P1" draw:layer="layout" svg:x1="10.271cm" svg:y1="9.128cm" svg:x2="12.684cm" svg:y2="9.128cm">
          <text:p/>
        </draw:line>
        <draw:line draw:style-name="gr7" draw:text-style-name="P1" draw:layer="layout" svg:x1="13.827cm" svg:y1="9.509cm" svg:x2="13.827cm" svg:y2="9.128cm">
          <text:p/>
        </draw:line>
        <draw:line draw:style-name="gr7" draw:text-style-name="P1" draw:layer="layout" svg:x1="16.24cm" svg:y1="9.509cm" svg:x2="16.24cm" svg:y2="9.128cm">
          <text:p/>
        </draw:line>
        <draw:line draw:style-name="gr7" draw:text-style-name="P1" draw:layer="layout" svg:x1="13.827cm" svg:y1="9.128cm" svg:x2="16.24cm" svg:y2="9.128cm">
          <text:p/>
        </draw:line>
        <draw:line draw:style-name="gr4" draw:text-style-name="P1" draw:layer="layout" svg:x1="10.398cm" svg:y1="9.509cm" svg:x2="10.398cm" svg:y2="9.255cm">
          <text:p/>
        </draw:line>
        <draw:line draw:style-name="gr4" draw:text-style-name="P1" draw:layer="layout" svg:x1="10.906cm" svg:y1="9.509cm" svg:x2="10.906cm" svg:y2="9.255cm">
          <text:p/>
        </draw:line>
        <draw:line draw:style-name="gr4" draw:text-style-name="P1" draw:layer="layout" svg:x1="10.398cm" svg:y1="9.255cm" svg:x2="10.906cm" svg:y2="9.255cm">
          <text:p/>
        </draw:line>
        <draw:line draw:style-name="gr4" draw:text-style-name="P1" draw:layer="layout" svg:x1="11.033cm" svg:y1="9.509cm" svg:x2="11.033cm" svg:y2="9.255cm">
          <text:p/>
        </draw:line>
        <draw:line draw:style-name="gr4" draw:text-style-name="P1" draw:layer="layout" svg:x1="11.541cm" svg:y1="9.509cm" svg:x2="11.541cm" svg:y2="9.255cm">
          <text:p/>
        </draw:line>
        <draw:line draw:style-name="gr4" draw:text-style-name="P1" draw:layer="layout" svg:x1="11.033cm" svg:y1="9.255cm" svg:x2="11.541cm" svg:y2="9.255cm">
          <text:p/>
        </draw:line>
        <draw:line draw:style-name="gr4" draw:text-style-name="P1" draw:layer="layout" svg:x1="12.049cm" svg:y1="9.509cm" svg:x2="12.049cm" svg:y2="9.255cm">
          <text:p/>
        </draw:line>
        <draw:line draw:style-name="gr4" draw:text-style-name="P1" draw:layer="layout" svg:x1="12.557cm" svg:y1="9.509cm" svg:x2="12.557cm" svg:y2="9.255cm">
          <text:p/>
        </draw:line>
        <draw:line draw:style-name="gr4" draw:text-style-name="P1" draw:layer="layout" svg:x1="12.049cm" svg:y1="9.255cm" svg:x2="12.557cm" svg:y2="9.255cm">
          <text:p/>
        </draw:line>
        <draw:custom-shape draw:style-name="gr5" draw:text-style-name="P2" draw:layer="layout" svg:width="0.127cm" svg:height="0.127cm" svg:x="11.58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728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875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58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2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34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9.509cm" svg:x2="13.954cm" svg:y2="9.255cm">
          <text:p/>
        </draw:line>
        <draw:line draw:style-name="gr4" draw:text-style-name="P1" draw:layer="layout" svg:x1="14.462cm" svg:y1="9.509cm" svg:x2="14.462cm" svg:y2="9.255cm">
          <text:p/>
        </draw:line>
        <draw:line draw:style-name="gr4" draw:text-style-name="P1" draw:layer="layout" svg:x1="13.954cm" svg:y1="9.255cm" svg:x2="14.462cm" svg:y2="9.255cm">
          <text:p/>
        </draw:line>
        <draw:line draw:style-name="gr4" draw:text-style-name="P1" draw:layer="layout" svg:x1="14.589cm" svg:y1="9.509cm" svg:x2="14.589cm" svg:y2="9.255cm">
          <text:p/>
        </draw:line>
        <draw:line draw:style-name="gr4" draw:text-style-name="P1" draw:layer="layout" svg:x1="15.097cm" svg:y1="9.509cm" svg:x2="15.097cm" svg:y2="9.255cm">
          <text:p/>
        </draw:line>
        <draw:line draw:style-name="gr4" draw:text-style-name="P1" draw:layer="layout" svg:x1="14.589cm" svg:y1="9.255cm" svg:x2="15.097cm" svg:y2="9.255cm">
          <text:p/>
        </draw:line>
        <draw:line draw:style-name="gr4" draw:text-style-name="P1" draw:layer="layout" svg:x1="15.605cm" svg:y1="9.509cm" svg:x2="15.605cm" svg:y2="9.255cm">
          <text:p/>
        </draw:line>
        <draw:line draw:style-name="gr4" draw:text-style-name="P1" draw:layer="layout" svg:x1="16.113cm" svg:y1="9.509cm" svg:x2="16.113cm" svg:y2="9.255cm">
          <text:p/>
        </draw:line>
        <draw:line draw:style-name="gr4" draw:text-style-name="P1" draw:layer="layout" svg:x1="15.605cm" svg:y1="9.255cm" svg:x2="16.113cm" svg:y2="9.255cm">
          <text:p/>
        </draw:line>
        <draw:custom-shape draw:style-name="gr5" draw:text-style-name="P2" draw:layer="layout" svg:width="0.127cm" svg:height="0.127cm" svg:x="15.1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284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43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461cm" svg:y1="6.334cm" svg:x2="4.302cm" svg:y2="8.874cm">
          <text:p/>
        </draw:line>
        <draw:line draw:style-name="gr9" draw:text-style-name="P1" draw:layer="layout" svg:x1="6.842cm" svg:y1="7.223cm" svg:x2="5.318cm" svg:y2="9.001cm">
          <text:p/>
        </draw:line>
        <draw:line draw:style-name="gr10" draw:text-style-name="P1" draw:layer="layout" svg:x1="11.922cm" svg:y1="7.223cm" svg:x2="10.398cm" svg:y2="9.001cm">
          <text:p/>
        </draw:line>
        <draw:frame draw:style-name="gr11" draw:text-style-name="P3" draw:layer="layout" svg:width="4.826cm" svg:height="0.569cm" svg:x="6.207cm" svg:y="6.08cm">
          <draw:text-box>
            <text:p><text:span text:style-name="T1">Ense</text:span><text:span text:style-name="T1">mble </text:span><text:span text:style-name="T1">des </text:span><text:span text:style-name="T1">varia</text:span><text:span text:style-name="T1">bles </text:span><text:span text:style-name="T1">d’ent</text:span><text:span text:style-name="T1">rée</text:span></text:p>
          </draw:text-box>
        </draw:frame>
        <draw:frame draw:style-name="gr12" draw:text-style-name="P3" draw:layer="layout" svg:width="4.826cm" svg:height="0.887cm" svg:x="6.588cm" svg:y="6.969cm">
          <draw:text-box>
            <text:p><text:span text:style-name="T1">En</text:span><text:span text:style-name="T1">se</text:span><text:span text:style-name="T1">m</text:span><text:span text:style-name="T1">ble </text:span><text:span text:style-name="T1">de </text:span><text:span text:style-name="T1">va</text:span><text:span text:style-name="T1">ria</text:span><text:span text:style-name="T1">ble</text:span><text:span text:style-name="T1">s </text:span><text:span text:style-name="T1">alé</text:span><text:span text:style-name="T1">at</text:span><text:span text:style-name="T1">oir</text:span><text:span text:style-name="T1">es</text:span></text:p>
            <text:p><text:span text:style-name="T2">(n</text:span><text:span text:style-name="T3"> </text:span><text:span text:style-name="T3">V.</text:span><text:span text:style-name="T3">A.</text:span><text:span text:style-name="T2">)</text:span></text:p>
          </draw:text-box>
        </draw:frame>
        <draw:frame draw:style-name="gr13" draw:text-style-name="P3" draw:layer="layout" svg:width="4.826cm" svg:height="1.205cm" svg:x="11.668cm" svg:y="6.653cm">
          <draw:text-box>
            <text:p><text:span text:style-name="T1">E</text:span><text:span text:style-name="T1">n</text:span><text:span text:style-name="T1">s</text:span><text:span text:style-name="T1">e</text:span><text:span text:style-name="T1">m</text:span><text:span text:style-name="T1">bl</text:span><text:span text:style-name="T1">e </text:span><text:span text:style-name="T1">d</text:span><text:span text:style-name="T1">e </text:span><text:span text:style-name="T1">c</text:span><text:span text:style-name="T1">h</text:span><text:span text:style-name="T1">a</text:span><text:span text:style-name="T1">m</text:span><text:span text:style-name="T1">p</text:span><text:span text:style-name="T1">s </text:span><text:span text:style-name="T1">st</text:span><text:span text:style-name="T1">o</text:span><text:span text:style-name="T1">c</text:span><text:span text:style-name="T1">h</text:span><text:span text:style-name="T1">a</text:span><text:span text:style-name="T1">st</text:span><text:span text:style-name="T1">iq</text:span><text:span text:style-name="T1">u</text:span><text:span text:style-name="T1">e</text:span><text:span text:style-name="T1">s </text:span><text:span text:style-name="T1">d</text:span><text:span text:style-name="T1">é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é</text:span><text:span text:style-name="T1">s </text:span><text:span text:style-name="T1">e</text:span><text:span text:style-name="T1">n </text:span><text:span text:style-name="T1">v</text:span><text:span text:style-name="T1">a</text:span><text:span text:style-name="T1">ri</text:span><text:span text:style-name="T1">a</text:span><text:span text:style-name="T1">bl</text:span><text:span text:style-name="T1">e</text:span><text:span text:style-name="T1">s </text:span><text:span text:style-name="T1">al</text:span><text:span text:style-name="T1">é</text:span><text:span text:style-name="T1">at</text:span><text:span text:style-name="T1">oi</text:span><text:span text:style-name="T1">r</text:span><text:span text:style-name="T1">e</text:span><text:span text:style-name="T1">s</text:span></text:p>
          </draw:text-box>
        </draw:frame>
        <draw:frame draw:style-name="gr14" draw:text-style-name="P4" draw:layer="layout" svg:width="0.889cm" svg:height="0.636cm" svg:x="4.048cm" svg:y="9.255cm">
          <draw:text-box>
            <text:p><text:span text:style-name="T2">X</text:span><text:span text:style-name="T4">1</text:span></text:p>
          </draw:text-box>
        </draw:frame>
        <draw:frame draw:style-name="gr14" draw:text-style-name="P4" draw:layer="layout" svg:width="0.889cm" svg:height="0.636cm" svg:x="4.937cm" svg:y="9.255cm">
          <draw:text-box>
            <text:p><text:span text:style-name="T2">X</text:span><text:span text:style-name="T4">2</text:span></text:p>
          </draw:text-box>
        </draw:frame>
        <draw:frame draw:style-name="gr14" draw:text-style-name="P4" draw:layer="layout" svg:width="0.889cm" svg:height="0.636cm" svg:x="5.826cm" svg:y="9.255cm">
          <draw:text-box>
            <text:p><text:span text:style-name="T2">X</text:span><text:span text:style-name="T4">3</text:span></text:p>
          </draw:text-box>
        </draw:frame>
        <draw:frame draw:style-name="gr15" draw:text-style-name="P4" draw:layer="layout" svg:width="1.016cm" svg:height="1.021cm" svg:x="7.35cm" svg:y="9.254cm">
          <draw:text-box>
            <text:p><text:span text:style-name="T2">X</text:span><text:span text:style-name="T4">n-2</text:span></text:p>
          </draw:text-box>
        </draw:frame>
        <draw:frame draw:style-name="gr14" draw:text-style-name="P4" draw:layer="layout" svg:width="1.143cm" svg:height="0.636cm" svg:x="8.239cm" svg:y="9.254cm">
          <draw:text-box>
            <text:p><text:span text:style-name="T2">X</text:span><text:span text:style-name="T4">n-1</text:span></text:p>
          </draw:text-box>
        </draw:frame>
        <draw:frame draw:style-name="gr14" draw:text-style-name="P4" draw:layer="layout" svg:width="0.889cm" svg:height="0.636cm" svg:x="9.128cm" svg:y="9.254cm">
          <draw:text-box>
            <text:p><text:span text:style-name="T2">X</text:span><text:span text:style-name="T4">n</text:span></text:p>
          </draw:text-box>
        </draw:frame>
        <draw:frame draw:style-name="gr14" draw:text-style-name="P4" draw:layer="layout" svg:width="0.889cm" svg:height="0.636cm" svg:x="10.271cm" svg:y="9.255cm">
          <draw:text-box>
            <text:p><text:span text:style-name="T5">ξ</text:span><text:span text:style-name="T4">1</text:span><text:span text:style-name="T4">1</text:span></text:p>
          </draw:text-box>
        </draw:frame>
        <draw:frame draw:style-name="gr14" draw:text-style-name="P4" draw:layer="layout" svg:width="0.889cm" svg:height="0.636cm" svg:x="10.906cm" svg:y="9.255cm">
          <draw:text-box>
            <text:p><text:span text:style-name="T5">ξ</text:span><text:span text:style-name="T4">12</text:span></text:p>
          </draw:text-box>
        </draw:frame>
        <draw:frame draw:style-name="gr15" draw:text-style-name="P4" draw:layer="layout" svg:width="1.016cm" svg:height="1.021cm" svg:x="11.922cm" svg:y="9.254cm">
          <draw:text-box>
            <text:p><text:span text:style-name="T5">ξ</text:span><text:span text:style-name="T4">1M1</text:span></text:p>
          </draw:text-box>
        </draw:frame>
        <draw:frame draw:style-name="gr14" draw:text-style-name="P4" draw:layer="layout" svg:width="0.889cm" svg:height="0.636cm" svg:x="13.827cm" svg:y="9.251cm">
          <draw:text-box>
            <text:p><text:span text:style-name="T5">ξ</text:span><text:span text:style-name="T6">m</text:span><text:span text:style-name="T4">1</text:span></text:p>
          </draw:text-box>
        </draw:frame>
        <draw:frame draw:style-name="gr14" draw:text-style-name="P4" draw:layer="layout" svg:width="0.889cm" svg:height="0.636cm" svg:x="14.462cm" svg:y="9.255cm">
          <draw:text-box>
            <text:p><text:span text:style-name="T5">ξ</text:span><text:span text:style-name="T6">m2</text:span></text:p>
          </draw:text-box>
        </draw:frame>
        <draw:frame draw:style-name="gr15" draw:text-style-name="P4" draw:layer="layout" svg:width="1.27cm" svg:height="1.021cm" svg:x="15.478cm" svg:y="9.255cm">
          <draw:text-box>
            <text:p><text:span text:style-name="T5">ξ</text:span><text:span text:style-name="T6">m</text:span><text:span text:style-name="T6">Mm</text:span></text:p>
          </draw:text-box>
        </draw:frame>
        <draw:line draw:style-name="gr16" draw:text-style-name="P1" draw:layer="layout" svg:x1="12.049cm" svg:y1="7.985cm" svg:x2="11.033cm" svg:y2="9.128cm">
          <text:p/>
        </draw:line>
        <draw:line draw:style-name="gr17" draw:text-style-name="P1" draw:layer="layout" svg:x1="16.24cm" svg:y1="7.985cm" svg:x2="15.224cm" svg:y2="9.128cm">
          <text:p/>
        </draw:line>
        <draw:frame draw:style-name="gr18" draw:text-style-name="P3" draw:layer="layout" svg:width="3.556cm" svg:height="0.954cm" svg:x="11.922cm" svg:y="7.733cm">
          <draw:text-box>
            <text:p><text:span text:style-name="T1">Champ stochastique </text:span><text:span text:style-name="T2">Y</text:span><text:span text:style-name="T4">1</text:span><text:span text:style-name="T1"> </text:span></text:p>
            <text:p><text:span text:style-name="T1">décomposé en </text:span><text:span text:style-name="T2">M1</text:span><text:span text:style-name="T1"> V.A.</text:span></text:p>
          </draw:text-box>
        </draw:frame>
        <draw:frame draw:style-name="gr19" draw:text-style-name="P3" draw:layer="layout" svg:width="3.683cm" svg:height="1.272cm" svg:x="16.113cm" svg:y="7.731cm">
          <draw:text-box>
            <text:p><text:span text:style-name="T1">Cham</text:span><text:span text:style-name="T1">p </text:span><text:span text:style-name="T1">stoch</text:span><text:span text:style-name="T1">astiqu</text:span><text:span text:style-name="T1">e </text:span><text:span text:style-name="T2">Y</text:span><text:span text:style-name="T4">m</text:span><text:span text:style-name="T1"> </text:span></text:p>
            <text:p><text:span text:style-name="T1">déco</text:span><text:span text:style-name="T1">mpos</text:span><text:span text:style-name="T1">é en </text:span><text:span text:style-name="T2">Mm</text:span><text:span text:style-name="T1"> </text:span><text:span text:style-name="T1">V.A.</text:span></text:p>
          </draw:text-box>
        </draw:frame>
        <draw:line draw:style-name="gr4" draw:text-style-name="P1" draw:layer="layout" svg:x1="3.54cm" svg:y1="9.636cm" svg:x2="2.651cm" svg:y2="9.636cm">
          <text:p/>
        </draw:line>
        <draw:line draw:style-name="gr4" draw:text-style-name="P1" draw:layer="layout" svg:x1="2.651cm" svg:y1="9.636cm" svg:x2="2.651cm" svg:y2="13.192cm">
          <text:p/>
        </draw:line>
        <draw:line draw:style-name="gr4" draw:text-style-name="P1" draw:layer="layout" svg:x1="3.54cm" svg:y1="21.066cm" svg:x2="2.651cm" svg:y2="21.066cm">
          <text:p/>
        </draw:line>
        <draw:line draw:style-name="gr4" draw:text-style-name="P1" draw:layer="layout" svg:x1="2.651cm" svg:y1="21.066cm" svg:x2="2.651cm" svg:y2="17.51cm">
          <text:p/>
        </draw:line>
        <draw:custom-shape draw:style-name="gr5" draw:text-style-name="P2" draw:layer="layout" svg:width="0.127cm" svg:height="0.127cm" draw:transform="rotate (1.54095119658579) translate (2.526cm 16.23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21cm 16.504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26cm 16.741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4cm" svg:y1="9.763cm" svg:x2="2.778cm" svg:y2="9.763cm">
          <text:p/>
        </draw:line>
        <draw:line draw:style-name="gr4" draw:text-style-name="P1" draw:layer="layout" svg:x1="2.778cm" svg:y1="9.763cm" svg:x2="2.778cm" svg:y2="12.557cm">
          <text:p/>
        </draw:line>
        <draw:line draw:style-name="gr4" draw:text-style-name="P1" draw:layer="layout" svg:x1="2.778cm" svg:y1="12.557cm" svg:x2="3.54cm" svg:y2="12.557cm">
          <text:p/>
        </draw:line>
        <draw:line draw:style-name="gr4" draw:text-style-name="P1" draw:layer="layout" svg:x1="3.54cm" svg:y1="12.684cm" svg:x2="2.778cm" svg:y2="12.684cm">
          <text:p/>
        </draw:line>
        <draw:line draw:style-name="gr4" draw:text-style-name="P1" draw:layer="layout" svg:x1="2.778cm" svg:y1="12.684cm" svg:x2="2.778cm" svg:y2="15.478cm">
          <text:p/>
        </draw:line>
        <draw:line draw:style-name="gr4" draw:text-style-name="P1" draw:layer="layout" svg:x1="2.778cm" svg:y1="15.478cm" svg:x2="3.54cm" svg:y2="15.478cm">
          <text:p/>
        </draw:line>
        <draw:line draw:style-name="gr20" draw:text-style-name="P5" draw:layer="layout" svg:x1="2.397cm" svg:y1="9.763cm" svg:x2="2.397cm" svg:y2="12.557cm">
          <text:p/>
        </draw:line>
        <draw:frame draw:style-name="gr18" draw:text-style-name="P4" draw:layer="layout" svg:width="2.411cm" svg:height="0.954cm" draw:transform="rotate (1.58057017060606) translate (1.659cm 12.561cm)">
          <draw:text-box>
            <text:p><text:span text:style-name="T2">N</text:span><text:span text:style-name="T4">s</text:span><text:span text:style-name="T4">a</text:span><text:span text:style-name="T4">m</text:span><text:span text:style-name="T4">p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/text:p>
          </draw:text-box>
        </draw:frame>
        <draw:line draw:style-name="gr21" draw:text-style-name="P1" draw:layer="layout" svg:x1="2.016cm" svg:y1="9.255cm" svg:x2="2.778cm" svg:y2="11.16cm">
          <text:p/>
        </draw:line>
        <draw:line draw:style-name="gr21" draw:text-style-name="P1" draw:layer="layout" svg:x1="2.016cm" svg:y1="13.192cm" svg:x2="2.778cm" svg:y2="15.097cm">
          <text:p/>
        </draw:line>
        <draw:frame draw:style-name="gr11" draw:text-style-name="P6" draw:layer="layout" svg:width="1.905cm" svg:height="0.569cm" svg:x="1.127cm" svg:y="8.747cm">
          <draw:text-box>
            <text:p><text:span text:style-name="T2">Sa</text:span><text:span text:style-name="T2">m</text:span><text:span text:style-name="T2">pl</text:span><text:span text:style-name="T2">e </text:span><text:span text:style-name="T2">A</text:span></text:p>
          </draw:text-box>
        </draw:frame>
        <draw:frame draw:style-name="gr11" draw:text-style-name="P6" draw:layer="layout" svg:width="1.905cm" svg:height="0.569cm" svg:x="1.127cm" svg:y="12.684cm">
          <draw:text-box>
            <text:p><text:span text:style-name="T2">Sa</text:span><text:span text:style-name="T2">m</text:span><text:span text:style-name="T2">pl</text:span><text:span text:style-name="T2">e </text:span><text:span text:style-name="T2">B</text:span></text:p>
          </draw:text-box>
        </draw:frame>
        <draw:custom-shape draw:style-name="gr22" draw:text-style-name="P7" draw:layer="layout" svg:width="18.669cm" svg:height="15.621cm" svg:x="1cm" svg:y="5.82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4.351cm" svg:height="0.784cm" svg:x="3.286cm" svg:y="5.064cm">
          <draw:text-box>
            <text:p><text:span text:style-name="T7">D</text:span><text:span text:style-name="T7">a</text:span><text:span text:style-name="T7">n</text:span><text:span text:style-name="T7">s </text:span><text:span text:style-name="T7">le </text:span><text:span text:style-name="T7">c</text:span><text:span text:style-name="T7">a</text:span><text:span text:style-name="T7">s </text:span><text:span text:style-name="T7">d</text:span><text:span text:style-name="T7">e </text:span><text:span text:style-name="T7">s</text:span><text:span text:style-name="T7">a</text:span><text:span text:style-name="T7">m</text:span><text:span text:style-name="T7">pl</text:span><text:span text:style-name="T7">e</text:span><text:span text:style-name="T7">s </text:span><text:span text:style-name="T7">p</text:span><text:span text:style-name="T7">o</text:span><text:span text:style-name="T7">u</text:span><text:span text:style-name="T7">r </text:span><text:span text:style-name="T7">r</text:span><text:span text:style-name="T7">é</text:span><text:span text:style-name="T7">c</text:span><text:span text:style-name="T7">u</text:span><text:span text:style-name="T7">p</text:span><text:span text:style-name="T7">e</text:span><text:span text:style-name="T7">r</text:span><text:span text:style-name="T7">e</text:span><text:span text:style-name="T7">r </text:span><text:span text:style-name="T7">le</text:span><text:span text:style-name="T7">s </text:span><text:span text:style-name="T7">in</text:span><text:span text:style-name="T7">di</text:span><text:span text:style-name="T7">c</text:span><text:span text:style-name="T7">e</text:span><text:span text:style-name="T7">s </text:span><text:span text:style-name="T7">d</text:span><text:span text:style-name="T7">u </text:span><text:span text:style-name="T7">p</text:span><text:span text:style-name="T7">r</text:span><text:span text:style-name="T7">e</text:span><text:span text:style-name="T7">m</text:span><text:span text:style-name="T7">ie</text:span><text:span text:style-name="T7">r </text:span><text:span text:style-name="T7">o</text:span><text:span text:style-name="T7">r</text:span><text:span text:style-name="T7">d</text:span><text:span text:style-name="T7">r</text:span><text:span text:style-name="T7">e</text:span></text:p>
          </draw:text-box>
        </draw:frame>
        <draw:line draw:style-name="gr24" draw:text-style-name="P5" draw:layer="layout" svg:x1="16.367cm" svg:y1="9.636cm" svg:x2="16.367cm" svg:y2="21.193cm">
          <text:p/>
        </draw:line>
        <draw:frame draw:style-name="gr25" draw:text-style-name="P3" draw:layer="layout" svg:width="3.683cm" svg:height="9.808cm" svg:x="16.24cm" svg:y="10.115cm">
          <draw:text-box>
            <text:p><text:span text:style-name="T1">Dans le </text:span><text:span text:style-name="T1">cadre </text:span><text:span text:style-name="T1">d’une </text:span><text:span text:style-name="T1">expérienc</text:span><text:span text:style-name="T1">e de </text:span><text:span text:style-name="T1">Monte-</text:span><text:span text:style-name="T1">Carlo </text:span><text:span text:style-name="T1">classique </text:span><text:span text:style-name="T1">avec n </text:span><text:span text:style-name="T1">V.A., le </text:span><text:span text:style-name="T1">nombre </text:span><text:span text:style-name="T1">d’expérien</text:span><text:span text:style-name="T1">ces </text:span><text:span text:style-name="T1">nécessair</text:span><text:span text:style-name="T1">es pour </text:span><text:span text:style-name="T1">calculer </text:span><text:span text:style-name="T1">les indices </text:span><text:span text:style-name="T1">de Sobol’ </text:span><text:span text:style-name="T1">du premier </text:span><text:span text:style-name="T1">ordre est </text:span><text:span text:style-name="T1">de : <text:s/></text:span></text:p>
            <text:p><text:span text:style-name="T1">N</text:span><text:span text:style-name="T8">tot </text:span><text:span text:style-name="T9">= </text:span><text:span text:style-name="T9">N</text:span><text:span text:style-name="T8">samp</text:span><text:span text:style-name="T9">*(2+n)</text:span></text:p>
            <text:p><text:span text:style-name="T9">Dans le </text:span><text:span text:style-name="T9">cadre ou </text:span><text:span text:style-name="T9">on rajoute </text:span><text:span text:style-name="T9">m champs </text:span><text:span text:style-name="T9">stochastiq</text:span><text:span text:style-name="T9">ues, </text:span><text:span text:style-name="T9">chacun </text:span><text:span text:style-name="T9">décompos</text:span><text:span text:style-name="T9">é en M</text:span><text:span text:style-name="T8">m</text:span><text:span text:style-name="T9"> </text:span><text:span text:style-name="T9">variables </text:span><text:span text:style-name="T9">auxiliaires </text:span><text:span text:style-name="T9">nous </text:span><text:span text:style-name="T9">devrions </text:span><text:span text:style-name="T9">ajouter </text:span><text:span text:style-name="T9">m*N </text:span><text:span text:style-name="T9">expérienc</text:span><text:span text:style-name="T9">es, d’ou :</text:span></text:p>
            <text:p><text:span text:style-name="T9">N</text:span><text:span text:style-name="T8">tot </text:span><text:span text:style-name="T9">= </text:span><text:span text:style-name="T9">N</text:span><text:span text:style-name="T8">samp</text:span><text:span text:style-name="T9">*(2+n</text:span><text:span text:style-name="T9">+m</text:span><text:span text:style-name="T8">m</text:span><text:span text:style-name="T9">M</text:span><text:span text:style-name="T10">m</text:span><text:span text:style-name="T9">)</text:span></text:p>
            <text:p><text:span text:style-name="T9"/></text:p>
            <text:p><text:span text:style-name="T11">Mais le </text:span><text:span text:style-name="T11">travail de </text:span><text:span text:style-name="T11">Wei nous </text:span><text:span text:style-name="T11">montre </text:span><text:span text:style-name="T11">que nous </text:span><text:span text:style-name="T11">n’avons </text:span><text:span text:style-name="T11">finalement </text:span><text:span text:style-name="T11">seulement <text:s/></text:span><text:span text:style-name="T9">N</text:span><text:span text:style-name="T8">tot </text:span><text:span text:style-name="T9">= </text:span><text:span text:style-name="T9">N</text:span><text:span text:style-name="T8">samp</text:span><text:span text:style-name="T9">*(2+n</text:span><text:span text:style-name="T9">+m) </text:span><text:span text:style-name="T9">experienc</text:span><text:span text:style-name="T9">es à faire, </text:span><text:span text:style-name="T9">ce qui </text:span><text:span text:style-name="T9">permet de </text:span><text:span text:style-name="T9">garder </text:span></text:p>
            <text:p><text:span text:style-name="T9">une </text:span><text:span text:style-name="T9">complexité </text:span><text:span text:style-name="T9">de calcul </text:span><text:span text:style-name="T9">assez </text:span><text:span text:style-name="T9">basse</text:span></text:p>
            <text:p><text:span text:style-name="T9"><text:s/></text:span></text:p>
          </draw:text-box>
        </draw:frame>
        <draw:line draw:style-name="gr4" draw:text-style-name="P1" draw:layer="layout" svg:x1="4.429cm" svg:y1="9.89cm" svg:x2="4.429cm" svg:y2="15.986cm">
          <text:p/>
        </draw:line>
        <draw:line draw:style-name="gr21" draw:text-style-name="P1" draw:layer="layout" svg:x1="4.429cm" svg:y1="15.986cm" svg:x2="3.159cm" svg:y2="15.986cm">
          <text:p/>
        </draw:line>
        <draw:line draw:style-name="gr4" draw:text-style-name="P1" draw:layer="layout" svg:x1="5.191cm" svg:y1="9.89cm" svg:x2="5.191cm" svg:y2="16.494cm">
          <text:p/>
        </draw:line>
        <draw:line draw:style-name="gr21" draw:text-style-name="P1" draw:layer="layout" svg:x1="5.191cm" svg:y1="16.494cm" svg:x2="3.159cm" svg:y2="16.494cm">
          <text:p/>
        </draw:line>
        <draw:line draw:style-name="gr4" draw:text-style-name="P1" draw:layer="layout" svg:x1="9.509cm" svg:y1="9.89cm" svg:x2="9.509cm" svg:y2="18.018cm">
          <text:p/>
        </draw:line>
        <draw:line draw:style-name="gr21" draw:text-style-name="P1" draw:layer="layout" svg:x1="9.509cm" svg:y1="18.018cm" svg:x2="3.159cm" svg:y2="18.018cm">
          <text:p/>
        </draw:line>
        <draw:path draw:style-name="gr4" draw:text-style-name="P1" draw:layer="layout" svg:width="1.997cm" svg:height="1.109cm" draw:transform="rotate (-0.507018147704353) translate (10.9369949834124cm 8.91962536103989cm)" svg:viewBox="0 0 1998 1110" svg:d="M0 1110c1308 0 1998-1110 1998-1110">
          <text:p/>
        </draw:path>
        <draw:path draw:style-name="gr4" draw:text-style-name="P1" draw:layer="layout" svg:width="1.997cm" svg:height="1.109cm" draw:transform="rotate (-0.507018147704353) translate (14.3659949834124cm 8.91962536103989cm)" svg:viewBox="0 0 1998 1110" svg:d="M0 1110c1308 0 1998-1110 1998-1110">
          <text:p/>
        </draw:path>
        <draw:line draw:style-name="gr4" draw:text-style-name="P1" draw:layer="layout" svg:x1="11.541cm" svg:y1="10.144cm" svg:x2="11.541cm" svg:y2="18.907cm">
          <text:p/>
        </draw:line>
        <draw:line draw:style-name="gr21" draw:text-style-name="P1" draw:layer="layout" svg:x1="11.541cm" svg:y1="18.907cm" svg:x2="3.159cm" svg:y2="18.907cm">
          <text:p/>
        </draw:line>
        <draw:line draw:style-name="gr4" draw:text-style-name="P1" draw:layer="layout" svg:x1="14.97cm" svg:y1="10.144cm" svg:x2="14.97cm" svg:y2="20.558cm">
          <text:p/>
        </draw:line>
        <draw:line draw:style-name="gr21" draw:text-style-name="P1" draw:layer="layout" svg:x1="14.97cm" svg:y1="20.558cm" svg:x2="3.159cm" svg:y2="20.558cm">
          <text:p/>
        </draw:line>
        <draw:custom-shape draw:style-name="gr5" draw:text-style-name="P2" draw:layer="layout" svg:width="0.127cm" svg:height="0.127cm" draw:transform="rotate (1.54095119658579) translate (4.297cm 17.124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292cm 17.39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297cm 17.632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306cm 19.537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301cm 19.808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306cm 20.04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2.411cm" svg:height="0.954cm" draw:transform="rotate (1.58057017060606) translate (1.316cm 19.796cm)">
          <draw:text-box>
            <text:p><text:span text:style-name="T2">N</text:span><text:span text:style-name="T4">samp</text:span><text:span text:style-name="T2"> Samples</text:span></text:p>
          </draw:text-box>
        </draw:frame>
        <draw:line draw:style-name="gr20" draw:text-style-name="P5" draw:layer="layout" svg:x1="1.889cm" svg:y1="17.637cm" svg:x2="3.159cm" svg:y2="15.986cm">
          <text:p/>
        </draw:line>
        <draw:line draw:style-name="gr20" draw:text-style-name="P5" draw:layer="layout" svg:x1="1.889cm" svg:y1="18.018cm" svg:x2="3.159cm" svg:y2="16.494cm">
          <text:p/>
        </draw:line>
        <draw:line draw:style-name="gr20" draw:text-style-name="P5" draw:layer="layout" svg:x1="2.016cm" svg:y1="19.415cm" svg:x2="3.159cm" svg:y2="20.558cm">
          <text:p/>
        </draw:line>
        <draw:line draw:style-name="gr20" draw:text-style-name="P5" draw:layer="layout" svg:x1="2.016cm" svg:y1="18.907cm" svg:x2="3.286cm" svg:y2="18.907cm">
          <text:p/>
        </draw:line>
        <draw:line draw:style-name="gr20" draw:text-style-name="P5" draw:layer="layout" svg:x1="2.016cm" svg:y1="18.272cm" svg:x2="3.159cm" svg:y2="18.018cm">
          <text:p/>
        </draw:line>
        <draw:frame draw:style-name="gr26" draw:text-style-name="P9" draw:layer="layout" svg:width="3.048cm" svg:height="0.682cm" svg:x="6.207cm" svg:y="10.859cm">
          <draw:text-box>
            <text:p text:style-name="P8"><text:span text:style-name="T12">A|B</text:span><text:span text:style-name="T13">X1</text:span></text:p>
          </draw:text-box>
        </draw:frame>
        <draw:line draw:style-name="gr4" draw:text-style-name="P1" draw:layer="layout" svg:x1="6.334cm" svg:y1="11.16cm" svg:x2="4.429cm" svg:y2="11.16cm">
          <text:p/>
        </draw:line>
        <draw:frame draw:style-name="gr26" draw:text-style-name="P9" draw:layer="layout" svg:width="3.048cm" svg:height="0.682cm" svg:x="6.207cm" svg:y="12.256cm">
          <draw:text-box>
            <text:p text:style-name="P8"><text:span text:style-name="T12">A|B</text:span><text:span text:style-name="T13">X2</text:span></text:p>
          </draw:text-box>
        </draw:frame>
        <draw:line draw:style-name="gr4" draw:text-style-name="P1" draw:layer="layout" svg:x1="6.334cm" svg:y1="12.557cm" svg:x2="5.191cm" svg:y2="12.557cm">
          <text:p/>
        </draw:line>
        <draw:frame draw:style-name="gr27" draw:text-style-name="P9" draw:layer="layout" svg:width="1.524cm" svg:height="0.682cm" svg:x="7.223cm" svg:y="13.7cm">
          <draw:text-box>
            <text:p text:style-name="P8"><text:span text:style-name="T12">A|B</text:span><text:span text:style-name="T13">Xn</text:span></text:p>
          </draw:text-box>
        </draw:frame>
        <draw:line draw:style-name="gr4" draw:text-style-name="P1" draw:layer="layout" svg:x1="9.509cm" svg:y1="14.001cm" svg:x2="8.366cm" svg:y2="14.001cm">
          <text:p/>
        </draw:line>
        <draw:frame draw:style-name="gr27" draw:text-style-name="P9" draw:layer="layout" svg:width="1.429cm" svg:height="0.682cm" svg:x="12.525cm" svg:y="12.557cm">
          <draw:text-box>
            <text:p text:style-name="P8"><text:span text:style-name="T12">A|B</text:span><text:span text:style-name="T13">Y1</text:span></text:p>
          </draw:text-box>
        </draw:frame>
        <draw:line draw:style-name="gr4" draw:text-style-name="P1" draw:layer="layout" svg:x1="12.648cm" svg:y1="12.858cm" svg:x2="11.541cm" svg:y2="12.858cm">
          <text:p/>
        </draw:line>
        <draw:frame draw:style-name="gr27" draw:text-style-name="P9" draw:layer="layout" svg:width="1.429cm" svg:height="0.682cm" svg:x="12.652cm" svg:y="14.288cm">
          <draw:text-box>
            <text:p text:style-name="P8"><text:span text:style-name="T12">A|B</text:span><text:span text:style-name="T13">Ym</text:span></text:p>
          </draw:text-box>
        </draw:frame>
        <draw:line draw:style-name="gr4" draw:text-style-name="P1" draw:layer="layout" svg:x1="14.97cm" svg:y1="14.589cm" svg:x2="13.863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7:49:16.771503134</meta:creation-date>
    <dc:date>2020-04-28T19:08:15.331792473</dc:date>
    <meta:editing-duration>PT5H10M49S</meta:editing-duration>
    <meta:editing-cycles>11</meta:editing-cycles>
    <meta:generator>LibreOffice/6.0.7.3$Linux_X86_64 LibreOffice_project/00m0$Build-3</meta:generator>
    <meta:document-statistic meta:object-count="142"/>
  </office:meta>
</office:document-meta>
</file>